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73cde" officeooo:paragraph-rsid="00173cde"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normal" officeooo:rsid="00173cde" officeooo:paragraph-rsid="00173cd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93577" officeooo:paragraph-rsid="0019357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b022d" officeooo:paragraph-rsid="001b022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1b022d"/>
    </style:style>
    <style:style style:name="P6" style:family="paragraph" style:parent-style-name="Standard">
      <style:paragraph-properties fo:text-align="start" style:justify-single-word="false"/>
      <style:text-properties officeooo:rsid="001b022d" officeooo:paragraph-rsid="001b022d"/>
    </style:style>
    <style:style style:name="P7" style:family="paragraph" style:parent-style-name="Standard">
      <style:paragraph-properties fo:text-align="start" style:justify-single-word="false"/>
      <style:text-properties officeooo:rsid="001b7ab2" officeooo:paragraph-rsid="001b7ab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1b022d"/>
    </style:style>
    <style:style style:name="T5" style:family="text">
      <style:text-properties fo:font-size="12pt" fo:font-weight="normal" officeooo:rsid="001b022d"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Trabajo Práctico 1</text:p>
      <text:p text:style-name="P1"/>
      <text:p text:style-name="P1"/>
      <text:p text:style-name="P2">1.23: <text:span text:style-name="T1">Índice</text:span></text:p>
      <text:p text:style-name="P2"><text:span text:style-name="T1"/></text:p>
      <text:p text:style-name="P2">El índice es una estructura de datos que sirve como identificador único para las filas de una tabla en una base de datos. En palabras simples, es un puntero a los datos en una tabla.</text:p>
      <text:p text:style-name="P2"/>
      <text:p text:style-name="P3">1.24: <text:span text:style-name="T1">Repositorio de datos</text:span></text:p>
      <text:p text:style-name="P3"><text:span text:style-name="T1"/></text:p>
      <text:p text:style-name="P3">Es una <text:span text:style-name="Strong_20_Emphasis"><text:span text:style-name="T2">colección centralizada de datos</text:span></text:span> que se almacena en una base de datos o en un conjunto de bases de datos interconectadas. Este repositorio puede contener datos estructurados (como tablas relacionales), semiestructurados (como JSON o XML) o incluso no estructurados (como documentos o archivos multimedia). Su objetivo principal es servir como una fuente única de verdad (<text:span text:style-name="Strong_20_Emphasis"><text:span text:style-name="T2">Single Source of Truth</text:span></text:span>) para toda la organización. </text:p>
      <text:p text:style-name="P3"/>
      <text:p text:style-name="P3">2.23: <text:span text:style-name="T1">Apache Thrift</text:span></text:p>
      <text:p text:style-name="P3"><text:span text:style-name="T1"/></text:p>
      <text:p text:style-name="P3">Es un framework desarrollado por Apache que permite la creación de servicios escalables y eficientes para la comunicación entre diferentes lenguajes de programación. Thrift simplifica la creación de servicios distribuidos al proporcionar una forma de definir interfaces y tipos de datos que pueden ser utilizados por múltiples lenguajes, lo que lo hace ideal para sistemas heterogéneos donde diferentes componentes están escritos en diferentes lenguajes. </text:p>
      <text:p text:style-name="P2"/>
      <text:p text:style-name="P2">2.24: <text:span text:style-name="T3">RDBMS dump files</text:span></text:p>
      <text:p text:style-name="P2"/>
      <text:p text:style-name="P2">Son archivos que contienen una copia de una base de datos en un momento específico. Estos archivos se utilizan comúnmente para realizar copias de seguridad, migrar datos o compartir información entre sistemas. Incluyen tanto el esquema de la base de datos (tablas, índices, restricciones, etc.) como los datos almacenados en las tablas. </text:p>
      <text:p text:style-name="P2"/>
      <text:p text:style-name="P3">3.23: <text:span text:style-name="T1">RTMP</text:span></text:p>
      <text:p text:style-name="P3"/>
      <text:p text:style-name="P3">Es un protocolo de comunicación desarrollado por Adobe Systems para la transmisión de audio, video y datos a través de Internet. Se utiliza principalmente para la transmisión en vivo y la entrega de contenido multimedia bajo demanda. Aunque fue creado originalmente para trabajar con Adobe Flash, sigue siendo relevante en la actualidad debido a su baja latencia y eficiencia en la transmisión de datos. </text:p>
      <text:p text:style-name="P3"/>
      <text:p text:style-name="P3">3.24: <text:span text:style-name="T1">RTSP</text:span> </text:p>
      <text:p text:style-name="P3"/>
      <text:p text:style-name="P3">Es un protocolo de red diseñado para controlar la transmisión de medios en tiempo real, como audio y video. Se utiliza comúnmente en sistemas de videovigilancia, transmisiones en vivo y aplicaciones de streaming. A diferencia de los protocolos de entrega de contenido (como HTTP), <text:soft-page-break/>RTSP no transmite los datos directamente, sino que actúa como un controlador para iniciar, pausar, detener y gestionar la transmisión de medios. </text:p>
      <text:p text:style-name="P3"/>
      <text:p text:style-name="P3">4.2.5: <text:span text:style-name="T1">Amazon DynamoDB </text:span></text:p>
      <text:p text:style-name="P3"><text:span text:style-name="T1"/></text:p>
      <text:p text:style-name="P3">Es un servicio de base de datos NoSQL completamente gestionado y altamente escalable, ofrecido por AWS. Está diseñado para proporcionar un rendimiento rápido y predecible con una escalabilidad sin problemas, lo que lo hace ideal para aplicaciones que requieren baja latencia y alta disponibilidad, como aplicaciones web, móviles, juegos, IoT y más. </text:p>
      <text:p text:style-name="P3"><text:span text:style-name="T1"/></text:p>
      <text:p text:style-name="P3">4.6.4: <text:span text:style-name="T1">Pentaho Data Integration</text:span></text:p>
      <text:p text:style-name="P3"><text:span text:style-name="T1"/></text:p>
      <text:p text:style-name="P3"><text:span text:style-name="T4">T</text:span>ambién conocido como <text:span text:style-name="Strong_20_Emphasis"><text:span text:style-name="T2">Kettle</text:span></text:span>, es una herramienta de integración de datos <text:span text:style-name="T4">open source</text:span> desarrollada por Hitachi Vantara. Es ampliamente utilizada para la extracción, transformación y carga de datos (ETL). PDI permite a las organizaciones integrar datos de múltiples fuentes, transformarlos según sus necesidades y cargarlos en un destino final, como un data warehouse, una base de datos o un sistema de análisis. </text:p>
      <text:p text:style-name="P3"/>
      <text:p text:style-name="P3">4.10.3: <text:span text:style-name="T1">Nagios</text:span></text:p>
      <text:p text:style-name="P3"><text:span text:style-name="T1"/></text:p>
      <text:p text:style-name="P3"><text:span text:style-name="T4">E</text:span>s una herramienta de monitoreo de infraestructura de TI <text:span text:style-name="T4">open source</text:span> ampliamente utilizada para supervisar sistemas, redes y aplicaciones. Su objetivo principal es detectar y alertar sobre problemas en la infraestructura antes de que afecten a los usuarios finales. </text:p>
      <text:p text:style-name="P3"/>
      <text:p text:style-name="P4">5.9: <text:span text:style-name="T1">Amazon S3</text:span></text:p>
      <text:p text:style-name="P4"><text:span text:style-name="T1"/></text:p>
      <text:p text:style-name="P5"><text:span text:style-name="T5">Es un servicio de almacenamiento de objetos altamente escalable y duradero ofrecido por AWS. Está diseñado para almacenar y recuperar cualquier cantidad de datos desde cualquier lugar en la web, lo que lo hace ideal para una amplia variedad de casos de uso, como almacenamiento de datos, respaldo, análisis, aplicaciones web, y más. S3 = </text:span>Simple Storage Service.</text:p>
      <text:p text:style-name="P5"/>
      <text:p text:style-name="P6">5.36: <text:span text:style-name="T1">Asana</text:span></text:p>
      <text:p text:style-name="P6"/>
      <text:p text:style-name="P6">Es una plataforma de gestión de proyectos y tareas diseñada para ayudar a equipos y organizaciones a planificar, organizar y realizar un seguimiento de su trabajo. Es una herramienta popular para la colaboración en equipo, ya que permite a los usuarios crear tareas, asignarlas a miembros del equipo, establecer plazos, y visualizar el progreso del trabajo en diferentes vistas, como listas, tableros, calendarios y diagramas de Gantt. </text:p>
      <text:p text:style-name="P6"/>
      <text:p text:style-name="P6">8.5: <text:span text:style-name="T1">Apache Spark</text:span></text:p>
      <text:p text:style-name="P6"/>
      <text:p text:style-name="P6">Es un framework open source diseñado para procesar grandes volúmenes de datos de manera rápida y eficiente. Es una de las herramientas más populares en el ecosistema de Big Data debido a su velocidad, facilidad de uso y soporte para una amplia variedad de cargas de trabajo, como procesamiento por lotes, streaming, ML y análisis interactivo. </text:p>
      <text:p text:style-name="P6"/>
      <text:p text:style-name="P7">11.2: <text:span text:style-name="T1">Informatica Axon</text:span></text:p>
      <text:p text:style-name="P7"/>
      <text:p text:style-name="P7">Es una plataforma de <text:span text:style-name="Strong_20_Emphasis"><text:span text:style-name="T2">gestión de datos empresariales</text:span></text:span><text:span text:style-name="T2"> y </text:span><text:span text:style-name="Strong_20_Emphasis"><text:span text:style-name="T2">gobernanza de datos</text:span></text:span> diseñada para ayudar a las organizaciones a mejorar la calidad, confiabilidad y usabilidad de sus datos. Es parte del <text:soft-page-break/>ecosistema de herramientas de Informatica, una de las empresas líderes en soluciones de integración y gestión de datos. Axon se centra en proporcionar una visión unificada y colaborativa de los datos en toda la organización, permitiendo a los usuarios empresariales y técnicos trabajar juntos para maximizar el valor de los datos. </text:p>
      <text:p text:style-name="P7"/>
      <text:p text:style-name="P7">14.2: <text:span text:style-name="T1">SQL</text:span></text:p>
      <text:p text:style-name="P7"/>
      <text:p text:style-name="P7">Es un lenguaje de programación estándar utilizado para gestionar y manipular bases de datos relacionales. Es ampliamente utilizado para realizar operaciones como consultas, inserciones, actualizaciones y eliminaciones de datos, así como para definir y modificar la estructura de las bases de datos. </text:p>
      <text:p text:style-name="P7"/>
      <text:p text:style-name="P7">15.12: <text:span text:style-name="T1">Minería de Texto</text:span></text:p>
      <text:p text:style-name="P7"/>
      <text:p text:style-name="P7"><text:span text:style-name="T2">Es un proceso de análisis de grandes volúmenes de texto no estructurado para extraer información útil, patrones y conocimientos. Combina técnicas de </text:span><text:span text:style-name="Strong_20_Emphasis"><text:span text:style-name="T2">Procesamiento del Lenguaje Natural (NLP)</text:span></text:span><text:span text:style-name="T2">, </text:span><text:span text:style-name="Strong_20_Emphasis"><text:span text:style-name="T2">ML</text:span></text:span><text:span text:style-name="T2"> y </text:span><text:span text:style-name="Strong_20_Emphasis"><text:span text:style-name="T2">análisis estadístico</text:span></text:span><text:span text:style-name="T2"> para transformar texto en datos estructurados que pueden ser analizados y utilizados en la toma de decisione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73cde" officeooo:paragraph-rsid="00173c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briel Lopez Romero - 13996</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7T13:24:45.674000000</meta:creation-date>
    <meta:generator>LibreOffice/24.8.5.2$Windows_X86_64 LibreOffice_project/fddf2685c70b461e7832239a0162a77216259f22</meta:generator>
    <dc:date>2025-03-17T20:16:30.557000000</dc:date>
    <meta:editing-duration>PT18M55S</meta:editing-duration>
    <meta:editing-cycles>2</meta:editing-cycles>
    <meta:document-statistic meta:table-count="0" meta:image-count="0" meta:object-count="0" meta:page-count="3" meta:paragraph-count="32" meta:word-count="903" meta:character-count="5858" meta:non-whitespace-character-count="4972"/>
  </office:meta>
</office:document-meta>
</file>